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text-underline-style="none"/>
    </style:style>
    <style:style style:name="P4" style:family="paragraph">
      <loext:graphic-properties draw:fill-color="#ffffff"/>
    </style:style>
    <style:style style:name="T1" style:family="text">
      <style:text-properties style:text-underline-style="none"/>
    </style:style>
    <style:style style:name="T2" style:family="text">
      <style:text-properties fo:font-size="32pt" fo:font-style="italic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Taller de programación en Reciclanet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Néstor Amigo Cai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todología</text:p>
          </draw:text-box>
        </draw:frame>
        <draw:frame presentation:style-name="pr5" draw:text-style-name="P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Leer código</text:span></text:p>
              </text:list-item>
              <text:list-item>
                <text:p><text:span text:style-name="T1">Lenguaje neutro</text:span></text:p>
              </text:list-item>
              <text:list-item>
                <text:p><text:span text:style-name="T1">Enfoque problema-solución</text:span></text:p>
              </text:list-item>
              <text:list-item>
                <text:p><text:span text:style-name="T1">Esta presentación + texto</text:span></text:p>
              </text:list-item>
              <text:list-item>
                <text:p><text:span text:style-name="T1">Programación práctica, real</text:span></text:p>
              </text:list-item>
              <text:list-item>
                <text:p><text:span text:style-name="T1">Programar es divertido</text:span></text:p>
              </text:list-item>
              <text:list-item>
                <text:p><text:span text:style-name="T1">Evitar el chovinismo (</text:span><text:span text:style-name="T2">mi código es el mejor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inámica del taller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Los aventajados ayudan a los rezagados</text:p>
              </text:list-item>
              <text:list-item>
                <text:p>El aprendizaje es horizontal</text:p>
              </text:list-item>
              <text:list-item>
                <text:p>El guía (Néstor) organiza el aprendizaje</text:p>
              </text:list-item>
              <text:list-item>
                <text:p>Es una enseñanza informal, no hay título</text:p>
              </text:list-item>
              <text:list-item>
                <text:p>Se trata de tener ganas y aprender lo máxi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El caso del software libre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Elegir las librerías adecuadas</text:p>
              </text:list-item>
              <text:list-item>
                <text:p>Lenguajes adecuados</text:p>
              </text:list-item>
              <text:list-item>
                <text:p>No reinventar la rueda</text:p>
              </text:list-item>
              <text:list-item>
                <text:p>Control de versiones</text:p>
              </text:list-item>
              <text:list-item>
                <text:p>Gestión de proyec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Lenguajes de programación</text:p>
          </draw:text-box>
        </draw:frame>
        <draw:frame presentation:style-name="pr5" draw:text-style-name="P1" draw:layer="layout" svg:width="12.2cm" svg:height="13.486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C</text:p>
              </text:list-item>
              <text:list-item>
                <text:p>C++</text:p>
              </text:list-item>
              <text:list-item>
                <text:p>Python</text:p>
              </text:list-item>
              <text:list-item>
                <text:p>Java</text:p>
              </text:list-item>
              <text:list-item>
                <text:p>PHP</text:p>
              </text:list-item>
              <text:list-item>
                <text:p>JavaScript</text:p>
              </text:list-item>
            </text:list>
          </draw:text-box>
        </draw:frame>
        <draw:frame presentation:style-name="pr5" draw:text-style-name="P1" draw:layer="layout" svg:width="12.2cm" svg:height="13.486cm" svg:x="13.8cm" svg:y="4.914cm" presentation:class="outline" presentation:user-transformed="true">
          <draw:text-box>
            <text:list text:style-name="L2">
              <text:list-header>
                <text:p>Lenguajes peculiares</text:p>
              </text:list-header>
              <text:list-item>
                <text:p>Scratch</text:p>
              </text:list-item>
              <text:list-item>
                <text:p>Brainfu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alidad del código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Código ofuscado</text:p>
              </text:list-item>
              <text:list-item>
                <text:p>Buenas prácticas</text:p>
                <text:list>
                  <text:list-item>
                    <text:p>Comentarios abundantes (incluso para nosotros)</text:p>
                  </text:list-item>
                  <text:list-item>
                    <text:p>Mejor hacerlo sencillo de l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Hechos curioso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La media de errores de programación es en torno a uno cada tres líneas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mpilar vs interpretar</text:p>
          </draw:text-box>
        </draw:frame>
        <draw:frame presentation:style-name="pr5" draw:text-style-name="P1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“¡Hola, mundo!” en varios lenguajes</text:p>
          </draw:text-box>
        </draw:frame>
        <draw:frame presentation:style-name="pr5" draw:text-style-name="P1" draw:layer="layout" svg:width="25.199cm" svg:height="13.4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gramación procedimental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Fun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Elementos de programación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Funciones</text:p>
              </text:list-item>
              <text:list-item>
                <text:p>Macros</text:p>
              </text:list-item>
              <text:list-item>
                <text:p>Comentarios</text:p>
              </text:list-item>
              <text:list-item>
                <text:p>Clases</text:p>
              </text:list-item>
              <text:list-item>
                <text:p>Sentencias d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aso de programación 1</text:p>
          </draw:text-box>
        </draw:frame>
        <draw:frame presentation:style-name="pr5" draw:text-style-name="P1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gramación Orientada a Objeto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">Objetos (cla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Herramientas de programación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Make, Qmake, Cmake…</text:p>
              </text:list-item>
              <text:list-item>
                <text:p>gcc, g++, python…</text:p>
              </text:list-item>
              <text:list-item>
                <text:p>Makefile</text:p>
              </text:list-item>
              <text:list-item>
                <text:p>Git</text:p>
              </text:list-item>
              <text:list-item>
                <text:p>Ayuda (pedir/ofrecer): mailing lists, IRC</text:p>
              </text:list-item>
              <text:list-item>
                <text:p>Metodología: fork, tomar prestado código, añadir y poda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IONES de TALLE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A continuación vamos resumiendo cada sesión de taller, los jueves de 16 a 18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ION 4 (22 abril 2021)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El tema de hoy, a petición de Ramón, es la programación shell Ba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3:10:49.058930923</meta:creation-date>
    <meta:editing-duration>PT2H1M45S</meta:editing-duration>
    <meta:editing-cycles>20</meta:editing-cycles>
    <meta:generator>LibreOffice/6.4.7.2$Linux_X86_64 LibreOffice_project/40$Build-2</meta:generator>
    <dc:title>Nature Illustration</dc:title>
    <dc:date>2021-04-22T12:05:57.034232547</dc:date>
    <meta:document-statistic meta:object-count="97"/>
  </office:meta>
</office:document-meta>
</file>